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E0000006E26AEBE5CCE1492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Source Code Pro Black" svg:font-family="'Source Code Pro Black'" style:font-adornments="Regular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margin-top="0cm" fo:margin-bottom="0cm" style:contextual-spacing="false" fo:text-align="end" style:justify-single-word="false"/>
      <style:text-properties fo:language="de" fo:country="DE" officeooo:paragraph-rsid="0064a302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2a2fad"/>
    </style:style>
    <style:style style:name="P4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32f31b"/>
    </style:style>
    <style:style style:name="P5" style:family="paragraph" style:parent-style-name="Text_20_body">
      <loext:graphic-properties draw:fill-gradient-name="gradient" draw:fill-hatch-name="hatch"/>
      <style:paragraph-properties fo:margin-left="3.799cm" fo:margin-right="-0.212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19de51"/>
    </style:style>
    <style:style style:name="P6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64f093"/>
    </style:style>
    <style:style style:name="P7" style:family="paragraph" style:parent-style-name="Text_20_body" style:master-page-name="">
      <loext:graphic-properties draw:fill-gradient-name="gradient" draw:fill-hatch-name="hatch"/>
      <style:paragraph-properties fo:margin-left="0cm" fo:margin-right="-0.6cm" fo:margin-top="0cm" fo:margin-bottom="0.18cm" style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fo:language="en" fo:country="GB" officeooo:paragraph-rsid="002122b2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paragraph-rsid="003fa9fc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paragraph-rsid="0030da26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rsid="00109b97" officeooo:paragraph-rsid="00109b97"/>
    </style:style>
    <style:style style:name="P12" style:family="paragraph" style:parent-style-name="Heading_20_1">
      <style:paragraph-properties fo:line-height="110%"/>
      <style:text-properties fo:font-size="16pt" fo:language="en" fo:country="GB" officeooo:paragraph-rsid="0064a302" style:font-size-asian="16pt" style:font-size-complex="16pt"/>
    </style:style>
    <style:style style:name="T1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T2" style:family="text">
      <style:text-properties fo:color="#4c4c4c" loext:opacity="100%"/>
    </style:style>
    <style:style style:name="T3" style:family="text">
      <style:text-properties fo:color="#4c4c4c" loext:opacity="100%" style:font-name="Times New Roman"/>
    </style:style>
    <style:style style:name="T4" style:family="text">
      <style:text-properties fo:color="#4c4c4c" loext:opacity="100%" style:font-name="Times New Roman" officeooo:rsid="002be605"/>
    </style:style>
    <style:style style:name="T5" style:family="text">
      <style:text-properties fo:color="#4c4c4c" loext:opacity="100%" officeooo:rsid="005bcfe5"/>
    </style:style>
    <style:style style:name="T6" style:family="text">
      <style:text-properties fo:color="#4c4c4c" loext:opacity="100%" officeooo:rsid="005d4bd9"/>
    </style:style>
    <style:style style:name="T7" style:family="text">
      <style:text-properties fo:color="#4c4c4c" loext:opacity="100%" officeooo:rsid="0066328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bold" officeooo:rsid="002122b2" style:font-weight-asian="bold" style:font-weight-complex="bold"/>
    </style:style>
    <style:style style:name="T11" style:family="text">
      <style:text-properties fo:font-weight="bold" officeooo:rsid="0069300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377e" style:font-weight-asian="normal" style:font-weight-complex="normal"/>
    </style:style>
    <style:style style:name="T14" style:family="text">
      <style:text-properties fo:font-weight="normal" officeooo:rsid="0010c07c" style:font-weight-asian="normal" style:font-weight-complex="normal"/>
    </style:style>
    <style:style style:name="T15" style:family="text">
      <style:text-properties fo:font-weight="normal" officeooo:rsid="00167aa8" style:font-weight-asian="normal" style:font-weight-complex="normal"/>
    </style:style>
    <style:style style:name="T16" style:family="text">
      <style:text-properties officeooo:rsid="00167aa8"/>
    </style:style>
    <style:style style:name="T17" style:family="text">
      <style:text-properties officeooo:rsid="002122b2"/>
    </style:style>
    <style:style style:name="T18" style:family="text">
      <style:text-properties officeooo:rsid="00205435"/>
    </style:style>
    <style:style style:name="T19" style:family="text">
      <style:text-properties officeooo:rsid="000773a3"/>
    </style:style>
    <style:style style:name="T20" style:family="text">
      <style:text-properties officeooo:rsid="002a2fad"/>
    </style:style>
    <style:style style:name="T21" style:family="text">
      <style:text-properties officeooo:rsid="000f9681"/>
    </style:style>
    <style:style style:name="T22" style:family="text">
      <style:text-properties officeooo:rsid="0010c07c"/>
    </style:style>
    <style:style style:name="T2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1c643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773a3" style:font-style-asian="normal" style:font-style-complex="normal"/>
    </style:style>
    <style:style style:name="T29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33" style:family="text">
      <style:text-properties officeooo:rsid="000dd52f"/>
    </style:style>
    <style:style style:name="T34" style:family="text">
      <style:text-properties officeooo:rsid="000e67c4"/>
    </style:style>
    <style:style style:name="T35" style:family="text">
      <style:text-properties officeooo:rsid="00115952"/>
    </style:style>
    <style:style style:name="T36" style:family="text">
      <style:text-properties officeooo:rsid="0017e2f7"/>
    </style:style>
    <style:style style:name="T37" style:family="text">
      <style:text-properties officeooo:rsid="001ccb36"/>
    </style:style>
    <style:style style:name="T38" style:family="text">
      <style:text-properties officeooo:rsid="001d9ce8"/>
    </style:style>
    <style:style style:name="T39" style:family="text">
      <style:text-properties style:font-name="Times New Roman2" fo:font-size="12pt" fo:font-weight="normal" style:font-weight-asian="normal" style:font-weight-complex="normal"/>
    </style:style>
    <style:style style:name="T40" style:family="text">
      <style:text-properties officeooo:rsid="00290314"/>
    </style:style>
    <style:style style:name="T41" style:family="text">
      <style:text-properties officeooo:rsid="000e8e9d"/>
    </style:style>
    <style:style style:name="T42" style:family="text">
      <style:text-properties officeooo:rsid="00304761"/>
    </style:style>
    <style:style style:name="T43" style:family="text">
      <style:text-properties officeooo:rsid="0012912f"/>
    </style:style>
    <style:style style:name="T44" style:family="text">
      <style:text-properties officeooo:rsid="0032f31b"/>
    </style:style>
    <style:style style:name="T45" style:family="text">
      <style:text-properties officeooo:rsid="005d4bd9"/>
    </style:style>
    <style:style style:name="T46" style:family="text">
      <style:text-properties officeooo:rsid="006176a8"/>
    </style:style>
    <style:style style:name="T47" style:family="text">
      <style:text-properties officeooo:rsid="0064a302"/>
    </style:style>
    <style:style style:name="T48" style:family="text">
      <style:text-properties officeooo:rsid="00663283"/>
    </style:style>
    <style:style style:name="T49" style:family="text">
      <style:text-properties officeooo:rsid="0066779b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yCoRe:<text:tab/><text:span text:style-name="T8">My</text:span> <text:span text:style-name="T8">Co</text:span>ntent <text:span text:style-name="T8">Re</text:span>pository ['maɪkɔːr]</text:p>
      <text:p text:style-name="P7">License:<text:tab/><text:span text:style-name="T8">Open Source Software</text:span><text:span text:style-name="T12">, </text:span><text:span text:style-name="T39">licensed</text:span><text:span text:style-name="T12"> under </text:span><text:span text:style-name="T13">the </text:span><text:span text:style-name="T25">GNU General Public License</text:span> (GPL) </text:p>
      <text:p text:style-name="P10">Developers:<text:tab/><text:span text:style-name="T10">The </text:span><text:span text:style-name="T8">MyCoRe Community</text:span></text:p>
      <text:p text:style-name="P10">Website: <text:tab/><text:span text:style-name="T8">http</text:span><text:span text:style-name="T11">s</text:span><text:span text:style-name="T8">://www.mycore.org</text:span></text:p>
      <text:p text:style-name="P10">Type:<text:tab/>Web application for <text:span text:style-name="T17">d</text:span>igital <text:span text:style-name="T17">l</text:span>ibraries, <text:span text:style-name="T17">c</text:span>ontent <text:span text:style-name="T17">m</text:span>anagement, <text:line-break/><text:tab/><text:span text:style-name="T17">d</text:span>ocument <text:span text:style-name="T17">m</text:span>anagement, <text:span text:style-name="T17">d</text:span>ocument server, <text:span text:style-name="T17">p</text:span>ublication server, <text:line-break/><text:tab/><text:span text:style-name="T16">digital a</text:span>rchiv<text:span text:style-name="T17">ing solution</text:span>, <text:span text:style-name="T17">i</text:span>nstitutional <text:span text:style-name="T17">r</text:span>epositories</text:p>
      <text:p text:style-name="P10">Language:<text:tab/>Language of MyCoRe application is <text:span text:style-name="T17">configurable</text:span>, documentation is German</text:p>
      <text:p text:style-name="P11">LTS Release:<text:tab/>20<text:span text:style-name="T18">2</text:span><text:span text:style-name="T49">3</text:span><text:span text:style-name="T18">.06 </text:span>(<text:span text:style-name="T25">long term release</text:span>)</text:p>
      <text:p text:style-name="P8">Version:<text:tab/><text:span text:style-name="T19">202</text:span><text:span text:style-name="T46">3</text:span><text:span text:style-name="T19">.</text:span><text:span text:style-name="T49">11</text:span></text:p>
      <text:p text:style-name="P9">Operating system:<text:tab/>Linux, Mac OS X, Unix, Windows</text:p>
      <text:p text:style-name="P3">System requirements:<text:tab/>Web <text:span text:style-name="T17">a</text:span>pplication <text:span text:style-name="T17">s</text:span>erver: <text:line-break/>Apache Tomcat, Jetty or <text:span text:style-name="T22">comparable web server, </text:span>Version 3.1<text:line-break/>Database: <text:span text:style-name="T22">PostgreSQL, </text:span>MySQL, Oracle, IBM DB2 <text:s/>or other relational database management system, <text:span text:style-name="T40">that works with hibernate</text:span><text:line-break/>Java <text:span text:style-name="T19">1</text:span><text:span text:style-name="T48">7</text:span> <text:span text:style-name="T48">(OpenJDK)</text:span> <text:span text:style-name="T20">and for development: Maven and Git</text:span><text:line-break/><text:span text:style-name="T41">Solr-Server</text:span></text:p>
      <text:p text:style-name="P4">Download:<text:tab/>https://www.mycore.de/site/download/<text:span text:style-name="T21"> and https://github.com/MyCoRe-Org<text:line-break/>https://www.mycore.de/documentation/apps/mir/mir_install/</text:span></text:p>
      <text:p text:style-name="P5">Functionality:<text:tab/><text:span text:style-name="T35">The </text:span>MyCoRe <text:span text:style-name="T35">framework</text:span> provides functionality of <text:span text:style-name="T36">information repositories </text:span>and publication servers. Own web applications can be developed with MyCoRe by configurations and adjustments in XML, XSL <text:span text:style-name="T33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<text:span text:style-name="T47">­</text:span>ments, audio/video files, images, entire file directories.<text:span text:style-name="T34"> An integrated viewing tool is provided for displaying images or high-resolution illustrations. </text:span>Standards are supported for metadata (like <text:span text:style-name="T28">MODS</text:span>) and for classifications (e.g. <text:span text:style-name="T25">Dewey Decimal Classification</text:span><text:span text:style-name="T27"> DDC</text:span>). Metadata models are adaptable and ex<text:span text:style-name="T44">­</text:span>pandable. Persistent identifiers (URN, <text:span text:style-name="T26">DOI</text:span>) assure permanent access to the data. Interfaces to other systems are supported such as the <text:span text:style-name="T25">Open Archives Initiative Protocol for Metadata Harvesting</text:span> (OAI-PMH), the <text:span text:style-name="T25">Simple Web-service Offering Repository Deposit</text:span> (SWORD), <text:span text:style-name="T26">REST</text:span> or search engine robots. Access to MyCoRe applications can be controlled by user and rights management <text:span text:style-name="T37">with LDAP or shibboleth. </text:span><text:span text:style-name="T25">Access Control Lists</text:span> (ACL)<text:span text:style-name="T37"> </text:span>specif<text:span text:style-name="T37">y </text:span>what operations are allowed to be performed on <text:span text:style-name="T38">metadata or </text:span>objects.</text:p>
      <text:p text:style-name="P6"><text:span text:style-name="T42">A</text:span>pplication:<text:tab/><text:span text:style-name="T9">MIR</text:span><text:span text:style-name="T14">, </text:span><text:span text:style-name="T15">the </text:span><text:span text:style-name="T23">M</text:span><text:span text:style-name="T24">ODS</text:span><text:span text:style-name="T23"> Institutional Repository </text:span><text:span text:style-name="T31">is based on the</text:span><text:span text:style-name="T29"> MyCoRe </text:span><text:span text:style-name="T31">f</text:span><text:span text:style-name="T29">rame</text:span><text:span text:style-name="T31">­</text:span><text:span text:style-name="T29">work. </text:span><text:span text:style-name="T31">This out-of-the-box software solution is ready for installation and use. </text:span><text:span text:style-name="T32">Test the demo </text:span><text:span text:style-name="T31">version</text:span><text:span text:style-name="T30">:</text:span><text:span text:style-name="T23"> </text:span><text:span text:style-name="T43">https://mycore.org/mir<text:line-break/>For more sample applications, see https://www.mycore.de/site/applications/list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Source Code Pro Black" svg:font-family="'Source Code Pro Black'" style:font-adornments="Regular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language="de" fo:country="DE" officeooo:paragraph-rsid="0064a302"/>
    </style:style>
    <style:style style:name="MP2" style:family="paragraph" style:parent-style-name="Heading_20_1">
      <style:paragraph-properties fo:line-height="110%"/>
      <style:text-properties fo:font-size="16pt" fo:language="en" fo:country="GB" officeooo:paragraph-rsid="0064a302" style:font-size-asian="16pt" style:font-size-complex="16pt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MT2" style:family="text">
      <style:text-properties fo:color="#4c4c4c" loext:opacity="100%"/>
    </style:style>
    <style:style style:name="MT3" style:family="text">
      <style:text-properties fo:color="#4c4c4c" loext:opacity="100%" style:font-name="Times New Roman"/>
    </style:style>
    <style:style style:name="MT4" style:family="text">
      <style:text-properties fo:color="#4c4c4c" loext:opacity="100%" style:font-name="Times New Roman" officeooo:rsid="002be605"/>
    </style:style>
    <style:style style:name="MT5" style:family="text">
      <style:text-properties fo:color="#4c4c4c" loext:opacity="100%" officeooo:rsid="005bcfe5"/>
    </style:style>
    <style:style style:name="MT6" style:family="text">
      <style:text-properties fo:color="#4c4c4c" loext:opacity="100%" officeooo:rsid="00663283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&lt;MyC</text:span><text:span text:style-name="MT1"><draw:frame draw:style-name="Mfr1" draw:name="Bild1" text:anchor-type="as-char" svg:y="-0.399cm" svg:width="0.439cm" svg:height="0.439cm" draw:z-index="0"><draw:image xlink:href="Pictures/100000000000006E0000006E26AEBE5CCE14921B.png" xlink:type="simple" xlink:show="embed" xlink:actuate="onLoad" draw:mime-type="image/png"/></draw:frame></text:span><text:span text:style-name="MT1">Re/&gt;</text:span></text:p>
        <text:h text:style-name="MP2" text:outline-level="1">MyCoRe data sheet </text:h>
      </style:header>
      <style:footer>
        <text:p text:style-name="MP3"><text:tab/><text:span text:style-name="MT2">MyCoRe data sheet </text:span><text:span text:style-name="MT3">©</text:span><text:span text:style-name="MT2"> MyCoRe </text:span><text:span text:style-name="MT4">®</text:span><text:span text:style-name="MT2">, </text:span><text:span text:style-name="MT5">202</text:span><text:span text:style-name="MT6">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ebke Oeltjen</meta:initial-creator>
    <meta:creation-date>2009-05-29T17:43:27.710000000</meta:creation-date>
    <dc:date>2024-01-15T18:07:18.599000000</dc:date>
    <meta:editing-duration>PT22H51M47S</meta:editing-duration>
    <meta:editing-cycles>113</meta:editing-cycles>
    <meta:generator>LibreOffice/7.6.2.1$Windows_X86_64 LibreOffice_project/56f7684011345957bbf33a7ee678afaf4d2ba333</meta:generator>
    <meta:printed-by>PDF-Dateien: Wiebke Oeltjen</meta:printed-by>
    <meta:print-date>2024-01-15T18:06:32.928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6" meta:word-count="362" meta:character-count="2794" meta:non-whitespace-character-count="2436"/>
    <meta:user-defined meta:name="Info 1"/>
    <meta:user-defined meta:name="Info 2"/>
    <meta:user-defined meta:name="Info 3"/>
    <meta:user-defined meta:name="Info 4"/>
  </office:meta>
</office:document-meta>
</file>